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c111" officeooo:paragraph-rsid="0015c111"/>
    </style:style>
    <style:style style:name="P2" style:family="paragraph" style:parent-style-name="Standard">
      <style:text-properties officeooo:paragraph-rsid="00167d4b"/>
    </style:style>
    <style:style style:name="T1" style:family="text">
      <style:text-properties officeooo:rsid="00167d4b"/>
    </style:style>
    <style:style style:name="T2" style:family="text">
      <style:text-properties fo:color="#ce9178" style:font-name="Droid Sans Mono" fo:font-size="10.5pt" fo:font-weight="normal" fo:background-color="#1e1e1e"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s to Run the Code: </text:p>
      <text:p text:style-name="P1"/>
      <text:p text:style-name="P1">A) Create the folder and unzip the code.</text:p>
      <text:p text:style-name="P1">B) Go to current create folder through terminal and run the command npm install(Insure node.js installed in the system).</text:p>
      <text:p text:style-name="P1">C) Check for any error in the terminal,if any package is missing or unable to install.</text:p>
      <text:p text:style-name="P1">D) When everything is successful , try to run "npm run start".</text:p>
      <text:p text:style-name="P2"><text:span text:style-name="T1">E) Have to run the mongodb and create a DB name “</text:span><text:span text:style-name="T2">inventory</text:span><text:span text:style-name="T1">”. Sample db json is attached.</text:span></text:p>
      <text:p text:style-name="P1">E) <text:s/>Open your postman and type : http://localhost:3000/orders</text:p>
      <text:p text:style-name="P1">F) On the same address, change the method to POST, click body and select “x-www-form-urlencoded”.</text:p>
      <text:p text:style-name="P1"><text:s text:c="12"/>Then, enter name as the key and the corresponding task name as value.</text:p>
      <text:p text:style-name="P1"><text:s text:c="12"/></text:p>
      <text:p text:style-name="P1">G) Now, change the method to PUT and putting the url as http://locahost:3000/orders/{someid} to update the order.</text:p>
      <text:p text:style-name="P1">H) Change the method name to DELETE and with some orderID to delete the order from db. <text:s text:c="10"/></text:p>
      <text:p text:style-name="P1">I) To run the Unit test cases using command "mocha test". You will able to see all the test cases are passed.(GET, POST, PUT, DELETE).</text:p>
      <text:p text:style-name="P1"/>
      <text:p text:style-name="P1"/>
      <text:p text:style-name="P1"/>
      <text:p text:style-name="P1">Ans1) To finish the task REST API is the best way to create a order, get or read all the list of orders, delete a order and update a order.</text:p>
      <text:p text:style-name="P1"><text:s/>My assumptions are towards finish the task is to use the Node.js(Backend), Mongodb(Database). Create a api folder and separated the models, controllers</text:p>
      <text:p text:style-name="P1"><text:s text:c="2"/>routes separately to easy way of going the app. Ran Command of "npm init" <text:s/>to start giving the information to npm which allows <text:s/>it to identify the </text:p>
      <text:p text:style-name="P1"><text:s text:c="2"/>project as well as handle the project's dependencies. The same command prompted me to enter the necessary information related to app name, version,</text:p>
      <text:p text:style-name="P1"><text:s text:c="2"/>description, author etc. Make new folders and separate the structure.</text:p>
      <text:p text:style-name="P1"/>
      <text:p text:style-name="P1">Ans2) <text:s text:c="2"/>I love because of many features like IO intensive task , Easy to scale out(cluster) , Single threaded way of handling the requests using event loop,</text:p>
      <text:p text:style-name="P1"><text:s text:c="5"/>npm modules repository. Keep all this things in mind i dont think i have any dislike towards that. But every tech has some cons thats why we are </text:p>
      <text:p text:style-name="P1"><text:s text:c="5"/>trying to build polyglot applications using multiple technologies.</text:p>
      <text:p text:style-name="P1"/>
      <text:p text:style-name="P1">Ans3) <text:s/>The major difference is that Javascript is what it is called a scripting language. It doesn't have to be compiled to be executed, like C++ and Java.</text:p>
      <text:p text:style-name="P1"><text:s text:c="9"/>JS in dynamically typed whereas C+ and Java are static typed. In C++ and Java you have to declare the type of the variable along with the variable, like int x. In JS you just say var x be it a number, a string or anything. This is common in scripting languages. It makes it faster to develop small scripts. Creating enterprise apps without type-checking can get messy though.</text:p>
      <text:p text:style-name="P1"><text:s text:c="9"/>JS is traditionally used to write scripts for webpages, i.e. adding dynamic functionality to otherwise static webpages. The client recieves the whole source of the script and the browser executes it - the browser has a Javascript interpreter. On the other hand a browser couldn't execute a Java or C++ program. Compiled programs are executed natively by the OS (well in the case of Java, it doesn't compile to native machine code, it compiles to Java byte code, which is executed by the Java Virtual Machine).</text:p>
      <text:p text:style-name="P1"><text:s text:c="9"/>Nowadays one can also create JS programs that run independently of the browser, though (Node.js), allowing it to be used for general purpose tasks (as a web server for exampl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Mono" svg:font-family="'Droid Sans Mono', 'Courier New',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4:38:00.508263663</meta:creation-date>
    <dc:date>2017-08-30T14:43:34.286423905</dc:date>
    <meta:editing-duration>P0D</meta:editing-duration>
    <meta:editing-cycles>3</meta:editing-cycles>
    <meta:generator>LibreOffice/4.2.8.2$Linux_X86_64 LibreOffice_project/420m0$Build-2</meta:generator>
    <meta:document-statistic meta:table-count="0" meta:image-count="0" meta:object-count="0" meta:page-count="1" meta:paragraph-count="25" meta:word-count="560" meta:character-count="3296" meta:non-whitespace-character-count="2670"/>
  </office:meta>
</office:document-meta>
</file>